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B000002D784FF4FA2.png" manifest:media-type="image/png"/>
  <manifest:file-entry manifest:full-path="Pictures/10000000000001E9000001329C09D18D.png" manifest:media-type="image/png"/>
  <manifest:file-entry manifest:full-path="Pictures/10000001000002100000011A2E2B0FAA.png" manifest:media-type="image/png"/>
  <manifest:file-entry manifest:full-path="Pictures/100000000000024100000347EF42DE92.png" manifest:media-type="image/png"/>
  <manifest:file-entry manifest:full-path="Pictures/10000000000000530000018A9CCC7DB3.jpg" manifest:media-type="image/jpeg"/>
  <manifest:file-entry manifest:full-path="Pictures/1000000000000241000002F7FFD996C9.png" manifest:media-type="image/png"/>
  <manifest:file-entry manifest:full-path="Pictures/10000000000001230000007925B2A450.jpg" manifest:media-type="image/jpeg"/>
  <manifest:file-entry manifest:full-path="Pictures/10000000000000FA000000FA9B796DCF.jpg" manifest:media-type="image/jpeg"/>
  <manifest:file-entry manifest:full-path="Pictures/10000000000000C8000000B4E4C685ED.jpg" manifest:media-type="image/jpeg"/>
  <manifest:file-entry manifest:full-path="Pictures/1000000000000283000001EDBE93234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29cm" loext:decorative="false"/>
      <style:paragraph-properties style:writing-mode="lr-tb"/>
    </style:style>
    <style:style style:name="gr5" style:family="graphic" style:parent-style-name="standard">
      <style:graphic-properties draw:stroke="none" svg:stroke-color="#3465a4" draw:fill="none" draw:fill-color="#ffffff" draw:textarea-vertical-align="middle" draw:auto-grow-height="true" draw:auto-grow-width="false" fo:min-height="1.052cm" loext:decorative="false"/>
      <style:paragraph-properties style:writing-mode="lr-tb"/>
    </style:style>
    <style:style style:name="gr6" style:family="graphic" style:parent-style-name="standard">
      <style:graphic-properties draw:stroke="none" svg:stroke-color="#3465a4" draw:fill="none" draw:fill-color="#ffffff" draw:textarea-vertical-align="middle" draw:auto-grow-height="true" draw:auto-grow-width="false" fo:min-height="1.02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8cm" fo:min-width="0.044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187cm" fo:min-width="1.663cm" loext:decorative="false"/>
    </style:style>
    <style:style style:name="gr9" style:family="graphic" style:parent-style-name="objectwithoutfill">
      <style:graphic-properties draw:stroke="dash" draw:stroke-dash="Double_20_Dash_20__28_Rounded_29_" svg:stroke-color="#2a6099" svg:stroke-linecap="round" draw:fill="none" draw:textarea-vertical-align="middle" loext:decorative="false"/>
    </style:style>
    <style:style style:name="gr1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313cm" fo:min-width="0.03cm" loext:decorative="false"/>
    </style:style>
    <style:style style:name="gr12" style:family="graphic" style:parent-style-name="standard">
      <style:graphic-properties svg:stroke-color="#000000" draw:textarea-vertical-align="middle" draw:auto-grow-height="false" fo:min-height="1.47cm" fo:min-width="1.279cm" fo:wrap-option="wrap" loext:decorative="false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2.864cm" fo:min-width="0.044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 draw:fill-color="#ffffff"/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ff8000" loext:opacity="100%"/>
    </style:style>
    <style:style style:name="P9" style:family="paragraph">
      <loext:graphic-properties draw:fill="none" draw:fill-color="#ffffff"/>
      <style:paragraph-properties fo:text-align="center"/>
      <style:text-properties fo:color="#ff8000" loext:opacity="100%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4pt"/>
    </style:style>
    <style:style style:name="P11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9.656cm" svg:height="7.751cm" svg:x="1cm" svg:y="15.991cm">
          <draw:image xlink:href="Pictures/1000000000000283000001EDBE932344.jpg" xlink:type="simple" xlink:show="embed" xlink:actuate="onLoad" draw:mime-type="image/jpeg">
            <text:p/>
          </draw:image>
        </draw:frame>
        <draw:frame draw:style-name="gr1" draw:text-style-name="P1" draw:layer="layout" svg:width="2.706cm" svg:height="2.706cm" svg:x="17.294cm" svg:y="10.551cm">
          <draw:image xlink:href="Pictures/10000000000000FA000000FA9B796DCF.jpg" xlink:type="simple" xlink:show="embed" xlink:actuate="onLoad" draw:mime-type="image/jpeg">
            <text:p/>
          </draw:image>
        </draw:frame>
        <draw:frame draw:style-name="gr2" draw:text-style-name="P2" draw:layer="layout" svg:width="6.269cm" svg:height="2.606cm" svg:x="13.731cm" svg:y="3.962cm">
          <draw:image xlink:href="Pictures/10000000000001230000007925B2A450.jpg" xlink:type="simple" xlink:show="embed" xlink:actuate="onLoad" draw:mime-type="image/jpeg">
            <text:p/>
          </draw:image>
        </draw:frame>
        <draw:frame draw:style-name="gr2" draw:text-style-name="P2" draw:layer="layout" svg:width="3.611cm" svg:height="5.251cm" svg:x="2cm" svg:y="7.226cm">
          <draw:image xlink:href="Pictures/100000000000024100000347EF42DE92.png" xlink:type="simple" xlink:show="embed" xlink:actuate="onLoad" draw:mime-type="image/png">
            <text:p/>
          </draw:image>
        </draw:frame>
        <draw:frame draw:style-name="gr2" draw:text-style-name="P2" draw:layer="layout" svg:width="4.604cm" svg:height="2.458cm" svg:x="5.926cm" svg:y="7.246cm">
          <draw:image xlink:href="Pictures/10000001000002100000011A2E2B0FAA.png" xlink:type="simple" xlink:show="embed" xlink:actuate="onLoad" draw:mime-type="image/png">
            <text:p/>
          </draw:image>
        </draw:frame>
        <draw:frame draw:style-name="gr2" draw:text-style-name="P2" draw:layer="layout" svg:width="3.427cm" svg:height="4.509cm" svg:x="10.941cm" svg:y="7.294cm">
          <draw:image xlink:href="Pictures/1000000000000241000002F7FFD996C9.png" xlink:type="simple" xlink:show="embed" xlink:actuate="onLoad" draw:mime-type="image/png">
            <text:p/>
          </draw:image>
        </draw:frame>
        <draw:frame draw:style-name="gr2" draw:text-style-name="P2" draw:layer="layout" svg:width="5.199cm" svg:height="3.253cm" svg:x="12.076cm" svg:y="14.27cm">
          <draw:image xlink:href="Pictures/10000000000001E9000001329C09D18D.png" xlink:type="simple" xlink:show="embed" xlink:actuate="onLoad" draw:mime-type="image/png">
            <text:p/>
          </draw:image>
        </draw:frame>
        <draw:frame draw:style-name="gr2" draw:text-style-name="P2" draw:layer="layout" svg:width="0.412cm" svg:height="2.968cm" svg:x="13.398cm" svg:y="4.542cm">
          <draw:image xlink:href="Pictures/10000000000000530000018A9CCC7DB3.jpg" xlink:type="simple" xlink:show="embed" xlink:actuate="onLoad" draw:mime-type="image/jpeg">
            <text:p/>
          </draw:image>
        </draw:frame>
        <draw:frame draw:style-name="gr3" draw:text-style-name="P4" draw:layer="layout" svg:width="4.842cm" svg:height="0.962cm" svg:x="5.741cm" svg:y="6.215cm">
          <draw:text-box>
            <text:p text:style-name="P3">Radio 2,4GHz</text:p>
          </draw:text-box>
        </draw:frame>
        <draw:frame draw:style-name="gr4" draw:text-style-name="P6" draw:layer="layout" svg:width="2.169cm" svg:height="0.979cm" svg:x="14.803cm" svg:y="4.426cm">
          <draw:text-box>
            <text:p text:style-name="P5"><text:span text:style-name="T1">Wi-Fi</text:span></text:p>
          </draw:text-box>
        </draw:frame>
        <draw:frame draw:style-name="gr5" draw:text-style-name="P7" draw:layer="layout" svg:width="2.884cm" svg:height="1.302cm" svg:x="2.461cm" svg:y="5.553cm">
          <draw:text-box>
            <text:p text:style-name="P1"><text:span text:style-name="T2">RCWPS</text:span></text:p>
          </draw:text-box>
        </draw:frame>
        <draw:frame draw:style-name="gr6" draw:text-style-name="P9" draw:layer="layout" svg:width="2.884cm" svg:height="1.275cm" svg:x="10.901cm" svg:y="5.632cm">
          <draw:text-box>
            <text:p text:style-name="P8"><text:span text:style-name="T3">MCC</text:span></text:p>
          </draw:text-box>
        </draw:frame>
        <draw:custom-shape draw:style-name="gr7" draw:text-style-name="P1" draw:layer="layout" svg:width="1.086cm" svg:height="2.408cm" svg:x="12.529cm" svg:y="11.6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911cm" svg:height="2.62cm" svg:x="17.089cm" svg:y="7.413cm">
          <draw:image xlink:href="Pictures/10000000000000C8000000B4E4C685ED.jpg" xlink:type="simple" xlink:show="embed" xlink:actuate="onLoad" draw:mime-type="image/jpeg">
            <text:p/>
          </draw:image>
        </draw:frame>
        <draw:custom-shape draw:style-name="gr8" draw:text-style-name="P1" draw:layer="layout" svg:width="2.699cm" svg:height="0.873cm" svg:x="14.447cm" svg:y="7.9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0" draw:layer="layout" svg:width="2.588cm" svg:height="0.962cm" svg:x="17.242cm" svg:y="6.395cm">
          <draw:text-box>
            <text:p text:style-name="P3">Router</text:p>
          </draw:text-box>
        </draw:frame>
        <draw:frame draw:style-name="gr3" draw:text-style-name="P11" draw:layer="layout" svg:width="3.093cm" svg:height="0.962cm" svg:x="16.907cm" svg:y="9.698cm">
          <draw:text-box>
            <text:p text:style-name="P1"><text:span text:style-name="T1">SD</text:span> <text:s/><text:span text:style-name="T1">card</text:span></text:p>
          </draw:text-box>
        </draw:frame>
        <draw:frame draw:style-name="gr3" draw:text-style-name="P11" draw:layer="layout" svg:width="3.093cm" svg:height="0.962cm" svg:x="13.256cm" svg:y="17.559cm">
          <draw:text-box>
            <text:p text:style-name="P1"><text:span text:style-name="T1">D</text:span><text:span text:style-name="T1">isplay</text:span></text:p>
          </draw:text-box>
        </draw:frame>
        <draw:frame draw:style-name="gr3" draw:text-style-name="P11" draw:layer="layout" svg:width="3.093cm" svg:height="0.962cm" svg:x="16.907cm" svg:y="13.196cm">
          <draw:text-box>
            <text:p text:style-name="P1"><text:span text:style-name="T1">R</text:span><text:span text:style-name="T1">T</text:span><text:span text:style-name="T1">C</text:span></text:p>
          </draw:text-box>
        </draw:frame>
        <draw:custom-shape draw:style-name="gr8" draw:text-style-name="P1" draw:layer="layout" svg:width="2.699cm" svg:height="0.873cm" svg:x="14.447cm" svg:y="10.53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3.141cm" svg:height="2.609cm" svg:x="2.115cm" svg:y="13.539cm">
          <draw:image xlink:href="Pictures/100000000000036B000002D784FF4FA2.png" xlink:type="simple" xlink:show="embed" xlink:actuate="onLoad" draw:mime-type="image/png">
            <text:p/>
          </draw:image>
        </draw:frame>
        <draw:polyline draw:style-name="gr9" draw:text-style-name="P2" draw:layer="layout" svg:width="9.653cm" svg:height="13.04cm" svg:x="1cm" svg:y="6.923cm" svg:viewBox="0 0 9654 13041" draw:points="547,0 7038,0 7038,7418 9654,7418 9654,13041 0,13041 0,0 646,0 745,0">
          <text:p/>
        </draw:polyline>
        <draw:line draw:style-name="gr10" draw:text-style-name="P2" draw:layer="layout" svg:x1="1.48cm" svg:y1="17.066cm" svg:x2="1.467cm" svg:y2="15.526cm">
          <text:p/>
        </draw:line>
        <draw:line draw:style-name="gr10" draw:text-style-name="P2" draw:layer="layout" svg:x1="2.442cm" svg:y1="15.563cm" svg:x2="1.456cm" svg:y2="15.563cm">
          <text:p/>
        </draw:line>
        <draw:custom-shape draw:style-name="gr11" draw:text-style-name="P1" draw:layer="layout" svg:width="1.058cm" svg:height="1.786cm" svg:x="3.726cm" svg:y="11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1.779cm" svg:height="1.72cm" draw:transform="rotate (-3.14159265358979) translate (7.408cm 12.127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3" draw:text-style-name="P1" draw:layer="layout" svg:width="0.544cm" svg:height="3.114cm" svg:x="6.855cm" svg:y="12.1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99cm" svg:height="0.873cm" svg:x="14.447cm" svg:y="7.9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6:46:03.130878174</meta:creation-date>
    <meta:editing-duration>PT35M51S</meta:editing-duration>
    <meta:editing-cycles>8</meta:editing-cycles>
    <meta:generator>LibreOffice/24.2.7.2$Linux_X86_64 LibreOffice_project/420$Build-2</meta:generator>
    <dc:date>2025-02-02T20:24:36.101422983</dc:date>
    <meta:document-statistic meta:object-count="28"/>
  </office:meta>
</office:document-meta>
</file>